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27cm" fo:min-width="4.50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96cm" fo:min-width="3.76cm"/>
    </style:style>
    <style:style style:name="gr3" style:family="graphic" style:parent-style-name="objectwithoutfill">
      <style:graphic-properties svg:stroke-width="0.1cm" svg:stroke-color="#3465a4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066cm" fo:min-width="4.224cm"/>
    </style:style>
    <style:style style:name="gr5" style:family="graphic" style:parent-style-name="standard">
      <style:graphic-properties draw:textarea-horizontal-align="justify" draw:textarea-vertical-align="middle" draw:auto-grow-height="false" fo:min-height="0.456cm" fo:min-width="0.20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96cm" fo:min-width="4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5cm" fo:min-width="2.5cm"/>
    </style:style>
    <style:style style:name="gr8" style:family="graphic" style:parent-style-name="objectwithoutfill">
      <style:graphic-properties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5cm" fo:min-width="2.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4cm" fo:min-width="4.1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584cm" fo:min-width="3.55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1cm" fo:min-width="3.0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436cm" fo:min-width="2.09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7cm" fo:min-width="1.35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26cm" fo:min-width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244cm" fo:min-width="0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433cm" fo:min-width="3.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35cm" fo:min-width="2cm"/>
    </style:style>
    <style:style style:name="gr19" style:family="graphic" style:parent-style-name="objectwithoutfill">
      <style:graphic-properties svg:stroke-width="0.1cm" svg:stroke-color="#3465a4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674cm" fo:min-width="3.70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162cm" fo:min-width="3.8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Liberation Sans2" style:font-name-asian="Liberation Sans2" style:font-name-complex="Liberation Sans2"/>
    </style:style>
    <style:style style:name="T7" style:family="text">
      <style:text-properties style:text-position="-33% 58%" style:font-name="Liberation Sans" style:font-name-asian="Liberation Sans2" style:font-name-complex="Liberation Sans2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style:font-name="Liberation Sans" style:font-name-asian="Liberation Sans2" style:font-name-complex="Liberation Sans2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.84cm" svg:x="2.622cm" svg:y="1cm">
          <text:p text:style-name="P1">6x6 Matrix<text:line-break/>of 14-bit signed <text:line-break/>integers (M);</text:p>
          <text:p text:style-name="P1">U = V = <text:span text:style-name="T1">I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xml:id="id2" draw:id="id2" draw:layer="layout" svg:width="4.6cm" svg:height="2.1cm" svg:x="8.354cm" svg:y="4.768cm">
          <text:p text:style-name="P1">Select<text:line-break/>submatrix m<text:span text:style-name="T2">ij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0.622cm" svg:y1="3.739cm" svg:x2="10.654cm" svg:y2="4.768cm" draw:start-shape="id1" draw:start-glue-point="8" draw:end-shape="id2" draw:end-glue-point="4" svg:d="M10622 3739l32 1029" svg:viewBox="0 0 33 1030">
          <text:p/>
        </draw:connector>
        <draw:custom-shape draw:style-name="gr4" draw:text-style-name="P2" xml:id="id3" draw:id="id3" draw:layer="layout" svg:width="5.1cm" svg:height="2.5cm" svg:x="8.1cm" svg:y="8cm">
          <text:p text:style-name="P1">Calculate<text:line-break/>rotation angles</text:p>
          <text:p text:style-name="P1"><text:span text:style-name="T3">θ</text:span><text:span text:style-name="T4">SUM</text:span><text:span text:style-name="T5"> and </text:span><text:span text:style-name="T6">θ</text:span><text:span text:style-name="T7">DIFF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0.654cm" svg:y1="6.868cm" svg:x2="10.65cm" svg:y2="8cm" draw:start-shape="id2" draw:start-glue-point="6" draw:end-shape="id3" draw:end-glue-point="4" svg:d="M10654 6868l-4 1132" svg:viewBox="0 0 5 1133">
          <text:p/>
        </draw:connector>
        <draw:custom-shape draw:style-name="gr5" draw:text-style-name="P1" xml:id="id1" draw:id="id1" draw:layer="layout" svg:width="1cm" svg:height="1cm" svg:x="10.122cm" svg:y="2.739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6" draw:text-style-name="P2" xml:id="id4" draw:id="id4" draw:layer="layout" svg:width="5.4cm" svg:height="2.1cm" svg:x="7.993cm" svg:y="11.623cm">
          <text:p text:style-name="P1">Build rotation<text:line-break/>matrices U<text:span text:style-name="T2">ij</text:span> and V<text:span text:style-name="T2">ij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0.65cm" svg:y1="10.5cm" svg:x2="10.693cm" svg:y2="11.623cm" draw:start-shape="id3" draw:start-glue-point="6" draw:end-shape="id4" draw:end-glue-point="4" svg:d="M10650 10500l43 1123" svg:viewBox="0 0 44 1124">
          <text:p/>
        </draw:connector>
        <draw:custom-shape draw:style-name="gr7" draw:text-style-name="P2" xml:id="id5" draw:id="id5" draw:layer="layout" svg:width="3cm" svg:height="1.1cm" svg:x="3.632cm" svg:y="8.74cm">
          <text:p text:style-name="P1">arctan(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3" draw:layer="layout" draw:type="line" svg:x1="8.1cm" svg:y1="9.25cm" svg:x2="6.632cm" svg:y2="9.29cm" draw:start-shape="id3" draw:start-glue-point="5" draw:end-shape="id5" draw:end-glue-point="7" svg:d="M8100 9250l-1468 40" svg:viewBox="0 0 1469 41">
          <text:p/>
        </draw:connector>
        <draw:custom-shape draw:style-name="gr7" draw:text-style-name="P2" xml:id="id6" draw:id="id6" draw:layer="layout" svg:width="3cm" svg:height="1.1cm" svg:x="3.632cm" svg:y="11.44cm">
          <text:p text:style-name="P1">sin(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2" xml:id="id7" draw:id="id7" draw:layer="layout" svg:width="3cm" svg:height="1.2cm" svg:x="3.632cm" svg:y="13.14cm">
          <text:p text:style-name="P1">cos(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3" draw:layer="layout" draw:type="line" svg:x1="6.632cm" svg:y1="11.99cm" svg:x2="7.993cm" svg:y2="12.673cm" draw:start-shape="id6" draw:start-glue-point="7" draw:end-shape="id4" draw:end-glue-point="5" svg:d="M6632 11990l1361 683" svg:viewBox="0 0 1362 684">
          <text:p/>
        </draw:connector>
        <draw:connector draw:style-name="gr8" draw:text-style-name="P3" draw:layer="layout" draw:type="line" svg:x1="6.632cm" svg:y1="13.74cm" svg:x2="7.993cm" svg:y2="12.673cm" draw:start-shape="id7" draw:start-glue-point="7" draw:end-shape="id4" draw:end-glue-point="5" svg:d="M6632 13740l1361-1067" svg:viewBox="0 0 1362 1068">
          <text:p/>
        </draw:connector>
        <draw:custom-shape draw:style-name="gr10" draw:text-style-name="P2" xml:id="id8" draw:id="id8" draw:layer="layout" svg:width="5cm" svg:height="2.86cm" svg:x="8.2cm" svg:y="15.1cm">
          <text:p text:style-name="P1">Apply rotations<text:line-break/>to M to get M’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xml:id="id12" draw:id="id12" draw:layer="layout" svg:width="4.378cm" svg:height="3.06cm" svg:x="16.222cm" svg:y="19.84cm">
          <text:p text:style-name="P1">Incorporate<text:line-break/>U<text:span text:style-name="T2">ij</text:span> and V<text:span text:style-name="T2">ij</text:span> into<text:line-break/>U’ and V’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" xml:id="id15" draw:id="id15" draw:layer="layout" svg:width="7.1cm" svg:height="4.7cm" svg:x="0.9cm" svg:y="22.3cm">
          <text:p text:style-name="P1">Off-diagonal<text:line-break/>elements of M’<text:line-break/>small enough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3" draw:text-style-name="P2" xml:id="id13" draw:id="id13" draw:layer="layout" svg:width="2.8cm" svg:height="2.9cm" svg:x="17cm" svg:y="15.8cm">
          <text:p text:style-name="P1">M = M’</text:p>
          <text:p text:style-name="P1">U = U’<text:line-break/>V = V’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0.693cm" svg:y1="13.723cm" svg:x2="10.7cm" svg:y2="15.1cm" draw:start-shape="id4" draw:start-glue-point="6" draw:end-shape="id8" draw:end-glue-point="4" svg:d="M10693 13723l7 1377" svg:viewBox="0 0 8 1378">
          <text:p/>
        </draw:connector>
        <draw:custom-shape draw:style-name="gr14" draw:text-style-name="P2" xml:id="id9" draw:id="id9" draw:layer="layout" svg:width="2cm" svg:height="1.1cm" svg:x="10.922cm" svg:y="25.74cm">
          <text:p text:style-name="P1"><text:span text:style-name="T8">Σ</text:span><text:span text:style-name="T9"> = M’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10" draw:id="id10">
          <draw:custom-shape draw:style-name="gr15" draw:text-style-name="P2" draw:layer="layout" svg:width="1.1cm" svg:height="1.1cm" svg:x="14.583cm" svg:y="25.78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16" draw:text-style-name="P1" draw:layer="layout" svg:width="0.7cm" svg:height="0.7cm" svg:x="14.783cm" svg:y="25.98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onnector draw:style-name="gr3" draw:text-style-name="P3" draw:layer="layout" draw:type="line" svg:x1="12.922cm" svg:y1="26.29cm" svg:x2="14.583cm" svg:y2="26.33cm" draw:start-shape="id9" draw:start-glue-point="7" draw:end-shape="id10" draw:end-glue-point="3" svg:d="M12922 26290l1661 40" svg:viewBox="0 0 1662 41">
          <text:p/>
        </draw:connector>
        <draw:custom-shape draw:style-name="gr17" draw:text-style-name="P2" xml:id="id11" draw:id="id11" draw:layer="layout" svg:width="4cm" svg:height="2.1cm" svg:x="16.622cm" svg:y="24.84cm">
          <text:p text:style-name="P1"><text:span text:style-name="T10">Diagonalized</text:span><text:span text:style-name="T10"><text:line-break/></text:span><text:span text:style-name="T10">matrix (</text:span><text:span text:style-name="T8">Σ)</text:span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onnector draw:style-name="gr8" draw:text-style-name="P3" draw:layer="layout" draw:type="line" svg:x1="16.622cm" svg:y1="25.89cm" svg:x2="15.683cm" svg:y2="26.33cm" draw:start-shape="id11" draw:start-glue-point="5" draw:end-shape="id10" draw:end-glue-point="1" svg:d="M16622 25890l-939 440" svg:viewBox="0 0 940 441">
          <text:p/>
        </draw:connector>
        <draw:connector draw:style-name="gr8" draw:text-style-name="P3" draw:layer="layout" draw:type="line" svg:x1="7.622cm" svg:y1="2.92cm" svg:x2="10.122cm" svg:y2="3.239cm" draw:end-shape="id1" draw:end-glue-point="6" svg:d="M7622 2920l2500 319" svg:viewBox="0 0 2501 320">
          <text:p/>
        </draw:connector>
        <draw:connector draw:style-name="gr3" draw:text-style-name="P3" draw:layer="layout" draw:type="line" svg:x1="18.411cm" svg:y1="19.84cm" svg:x2="18.4cm" svg:y2="18.7cm" draw:start-shape="id12" draw:start-glue-point="4" draw:end-shape="id13" draw:end-glue-point="6" svg:d="M18411 19840l-11-1140" svg:viewBox="0 0 12 1141">
          <text:p/>
        </draw:connector>
        <draw:custom-shape draw:style-name="gr18" draw:text-style-name="P2" xml:id="id14" draw:id="id14" draw:layer="layout" svg:width="5cm" svg:height="3.2cm" svg:x="1.9cm" svg:y="18cm">
          <text:p text:style-name="P1">Sweep<text:line-break/>complete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3" draw:layer="layout" svg:x1="8.2cm" svg:y1="16.53cm" svg:x2="4.4cm" svg:y2="18cm" draw:start-shape="id8" draw:start-glue-point="5" draw:end-shape="id14" draw:end-glue-point="4" svg:d="M8200 16530h-3800v1470" svg:viewBox="0 0 3801 1471">
          <text:p/>
        </draw:connector>
        <draw:connector draw:style-name="gr19" draw:text-style-name="P3" draw:layer="layout" draw:type="line" svg:x1="4.4cm" svg:y1="21.2cm" svg:x2="4.45cm" svg:y2="22.3cm" draw:start-shape="id14" draw:start-glue-point="6" draw:end-shape="id15" draw:end-glue-point="4" svg:d="M4400 21200l50 1100" svg:viewBox="0 0 51 1101">
          <text:p text:style-name="P1"><text:tab/> <text:s/>Yes</text:p>
        </draw:connector>
        <draw:connector draw:style-name="gr19" draw:text-style-name="P3" draw:layer="layout" draw:line-skew="-0.862cm" svg:x1="8cm" svg:y1="24.65cm" svg:x2="10.922cm" svg:y2="26.29cm" draw:start-shape="id15" draw:start-glue-point="7" draw:end-shape="id9" draw:end-glue-point="5" svg:d="M8000 24650h600v1640h2322" svg:viewBox="0 0 2923 1641">
          <text:p text:style-name="P1"><text:line-break/>Yes</text:p>
        </draw:connector>
        <draw:custom-shape draw:style-name="gr20" draw:text-style-name="P2" xml:id="id16" draw:id="id16" draw:layer="layout" svg:width="4.2cm" svg:height="2.4cm" svg:x="10.2cm" svg:y="18.4cm">
          <text:p text:style-name="P1">Next iteration<text:line-break/>of sweep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21" draw:text-style-name="P2" xml:id="id17" draw:id="id17" draw:layer="layout" svg:width="4.3cm" svg:height="1.761cm" svg:x="10.2cm" svg:y="21.939cm">
          <text:p text:style-name="P1">Next sweep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onnector draw:style-name="gr19" draw:text-style-name="P3" draw:layer="layout" draw:type="line" svg:x1="6.9cm" svg:y1="19.6cm" svg:x2="10.2cm" svg:y2="19.6cm" draw:start-shape="id14" draw:start-glue-point="7" draw:end-shape="id16" draw:end-glue-point="5" svg:d="M6900 19600h3300" svg:viewBox="0 0 3301 1">
          <text:p text:style-name="P1">No<text:line-break/></text:p>
        </draw:connector>
        <draw:connector draw:style-name="gr19" draw:text-style-name="P3" draw:layer="layout" draw:line-skew="-0.501cm" svg:x1="8cm" svg:y1="24.65cm" svg:x2="10.2cm" svg:y2="22.82cm" draw:start-shape="id15" draw:start-glue-point="7" draw:end-shape="id17" draw:end-glue-point="5" svg:d="M8000 24650h600v-1830h1600" svg:viewBox="0 0 2201 1831">
          <text:p text:style-name="P1"><text:s text:c="3"/>No<text:line-break/><text:line-break/><text:line-break/><text:line-break/></text:p>
        </draw:connector>
        <draw:connector draw:style-name="gr3" draw:text-style-name="P3" draw:layer="layout" draw:line-skew="-0.212cm" svg:x1="14.4cm" svg:y1="19.6cm" svg:x2="16.222cm" svg:y2="21.37cm" draw:start-shape="id16" draw:start-glue-point="7" draw:end-shape="id12" draw:end-glue-point="5" svg:d="M14400 19600h700v1770h1122" svg:viewBox="0 0 1823 1771">
          <text:p/>
        </draw:connector>
        <draw:connector draw:style-name="gr3" draw:text-style-name="P3" draw:layer="layout" draw:line-skew="-0.262cm" svg:x1="14.5cm" svg:y1="22.82cm" svg:x2="16.222cm" svg:y2="21.37cm" draw:start-shape="id17" draw:start-glue-point="7" draw:end-shape="id12" draw:end-glue-point="5" svg:d="M14500 22820h600v-1450h1122" svg:viewBox="0 0 1723 1451">
          <text:p/>
        </draw:connector>
        <draw:connector draw:style-name="gr3" draw:text-style-name="P3" draw:layer="layout" svg:x1="18.4cm" svg:y1="15.8cm" svg:x2="12.954cm" svg:y2="5.818cm" draw:start-shape="id13" draw:start-glue-point="4" draw:end-shape="id2" draw:end-glue-point="7" svg:d="M18400 15800v-9982h-5446" svg:viewBox="0 0 5447 99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8:06:24.875000000</meta:creation-date>
    <dc:date>2020-07-06T19:30:41.078000000</dc:date>
    <meta:editing-duration>PT20M54S</meta:editing-duration>
    <meta:editing-cycles>4</meta:editing-cycles>
    <meta:generator>LibreOffice/6.2.5.2$Windows_X86_64 LibreOffice_project/1ec314fa52f458adc18c4f025c545a4e8b22c159</meta:generator>
    <meta:document-statistic meta:object-count="39"/>
  </office:meta>
</office:document-meta>
</file>